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  <draw:custom-shape draw:style-name="gr11" draw:text-style-name="P12" xml:id="id5" draw:id="id5" draw:layer="layout" svg:width="8.382cm" svg:height="1.27cm" svg:x="15.453cm" svg:y="18.551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44cm" svg:y2="18.551cm" draw:start-shape="id2" draw:start-glue-point="1" draw:end-shape="id5" draw:end-glue-point="0" svg:d="M15471 17251l4173 1300" svg:viewBox="0 0 4174 1301">
          <text:p/>
        </draw:connector>
        <draw:connector draw:style-name="gr10" draw:text-style-name="P11" draw:layer="layout" draw:type="line" svg:x1="18.634cm" svg:y1="17.223cm" svg:x2="19.644cm" svg:y2="18.551cm" draw:start-shape="id3" draw:start-glue-point="1" draw:end-shape="id5" draw:end-glue-point="0" svg:d="M18634 17223l1010 1328" svg:viewBox="0 0 1011 1329">
          <text:p/>
        </draw:connector>
        <draw:connector draw:style-name="gr10" draw:text-style-name="P11" draw:layer="layout" draw:type="line" svg:x1="23.46cm" svg:y1="17.223cm" svg:x2="19.644cm" svg:y2="18.551cm" draw:start-shape="id4" draw:start-glue-point="1" draw:end-shape="id5" draw:end-glue-point="0" svg:d="M23460 17223l-3816 1328" svg:viewBox="0 0 3817 1329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44cm" svg:y1="19.821cm" svg:x2="15.42cm" svg:y2="21.114cm" draw:start-shape="id5" draw:start-glue-point="2" draw:end-shape="id6" draw:end-glue-point="3" svg:d="M19644 19821l-4224 1293" svg:viewBox="0 0 4225 1294">
          <text:p/>
        </draw:connector>
        <draw:connector draw:style-name="gr10" draw:text-style-name="P11" draw:layer="layout" draw:type="line" svg:x1="19.644cm" svg:y1="19.821cm" svg:x2="18.583cm" svg:y2="21.1cm" draw:start-shape="id5" draw:start-glue-point="2" draw:end-shape="id7" draw:end-glue-point="3" svg:d="M19644 19821l-1061 1279" svg:viewBox="0 0 1062 1280">
          <text:p/>
        </draw:connector>
        <draw:connector draw:style-name="gr10" draw:text-style-name="P11" draw:layer="layout" draw:type="line" svg:x1="19.644cm" svg:y1="19.821cm" svg:x2="23.49cm" svg:y2="21.044cm" draw:start-shape="id5" draw:start-glue-point="2" draw:end-shape="id8" svg:d="M19644 19821l3846 1223" svg:viewBox="0 0 3847 1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9:01:55.180060099</dc:date>
    <meta:editing-duration>PT2H54M43S</meta:editing-duration>
    <meta:editing-cycles>22</meta:editing-cycles>
    <meta:generator>LibreOffice/5.1.4.2$Linux_X86_64 LibreOffice_project/10m0$Build-2</meta:generator>
    <meta:document-statistic meta:object-count="74"/>
  </office:meta>
</office:document-meta>
</file>